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15547b9"/>
    </style:style>
    <style:style style:name="P6" style:family="paragraph" style:parent-style-name="Text_20_body">
      <style:paragraph-properties fo:text-align="end" style:justify-single-word="false"/>
      <style:text-properties officeooo:paragraph-rsid="01573fe7"/>
    </style:style>
    <style:style style:name="P7" style:family="paragraph" style:parent-style-name="Text_20_body">
      <style:paragraph-properties fo:text-align="end" style:justify-single-word="false"/>
      <style:text-properties officeooo:paragraph-rsid="01598382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1598382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1644cbc" officeooo:paragraph-rsid="01598382" style:font-name-asian="Microsoft YaHei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3" style:family="paragraph" style:parent-style-name="Title">
      <style:text-properties style:font-name="Liberation Sans" officeooo:rsid="0005a9e8" officeooo:paragraph-rsid="0005a9e8"/>
    </style:style>
    <style:style style:name="P14" style:family="paragraph" style:parent-style-name="Text_20_body">
      <style:text-properties style:font-name="Liberation Sans" officeooo:rsid="0005a9e8" officeooo:paragraph-rsid="0005a9e8"/>
    </style:style>
    <style:style style:name="P15" style:family="paragraph" style:parent-style-name="Text_20_body">
      <style:text-properties style:font-name="Liberation Sans" officeooo:rsid="0005a9e8" officeooo:paragraph-rsid="0048b366"/>
    </style:style>
    <style:style style:name="P16" style:family="paragraph" style:parent-style-name="Title">
      <style:text-properties style:font-name="Liberation Sans" officeooo:rsid="0005a9e8" officeooo:paragraph-rsid="0048b366"/>
    </style:style>
    <style:style style:name="P17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9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20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21" style:family="paragraph" style:parent-style-name="Title">
      <style:text-properties style:font-name="Liberation Sans" officeooo:rsid="004e7efe" officeooo:paragraph-rsid="0049dd0e"/>
    </style:style>
    <style:style style:name="P22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3" style:family="paragraph" style:parent-style-name="Heading_20_2">
      <style:text-properties style:font-name="Liberation Sans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29" style:family="paragraph" style:parent-style-name="Text_20_body">
      <style:text-properties style:font-name="Liberation Sans" officeooo:paragraph-rsid="013917a8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598382"/>
    </style:style>
    <style:style style:name="P31" style:family="paragraph" style:parent-style-name="Heading_20_2">
      <style:paragraph-properties fo:break-before="page"/>
      <style:text-properties style:font-name="Liberation Sans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paragraph-rsid="015547b9"/>
    </style:style>
    <style:style style:name="P35" style:family="paragraph" style:parent-style-name="Text_20_body">
      <style:paragraph-properties fo:text-align="justify" style:justify-single-word="false"/>
      <style:text-properties officeooo:paragraph-rsid="0158e845"/>
    </style:style>
    <style:style style:name="P36" style:family="paragraph" style:parent-style-name="Text_20_body">
      <style:paragraph-properties fo:text-align="justify" style:justify-single-word="false"/>
      <style:text-properties officeooo:paragraph-rsid="01598382"/>
    </style:style>
    <style:style style:name="P37" style:family="paragraph" style:parent-style-name="Text_20_body">
      <style:paragraph-properties fo:text-align="justify" style:justify-single-word="false"/>
      <style:text-properties officeooo:paragraph-rsid="015e0c55"/>
    </style:style>
    <style:style style:name="P38" style:family="paragraph" style:parent-style-name="Text_20_body">
      <style:text-properties officeooo:paragraph-rsid="015547b9"/>
    </style:style>
    <style:style style:name="P39" style:family="paragraph" style:parent-style-name="Text_20_body">
      <style:paragraph-properties fo:text-align="justify" style:justify-single-word="false"/>
      <style:text-properties officeooo:paragraph-rsid="015547b9" fo:background-color="#ffff00"/>
    </style:style>
    <style:style style:name="P40" style:family="paragraph" style:parent-style-name="Text_20_body">
      <style:text-properties officeooo:paragraph-rsid="01573fe7"/>
    </style:style>
    <style:style style:name="P41" style:family="paragraph" style:parent-style-name="Text_20_body">
      <style:text-properties officeooo:paragraph-rsid="013917a8"/>
    </style:style>
    <style:style style:name="P42" style:family="paragraph" style:parent-style-name="Text_20_body">
      <style:text-properties officeooo:paragraph-rsid="01598382"/>
    </style:style>
    <style:style style:name="P43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line-height="200%" fo:text-align="center" style:justify-single-word="false"/>
    </style:style>
    <style:style style:name="P47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8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9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50" style:family="paragraph" style:parent-style-name="Heading_20_3">
      <style:paragraph-properties fo:break-before="page"/>
    </style:style>
    <style:style style:name="P51" style:family="paragraph" style:parent-style-name="Text_20_body">
      <style:text-properties officeooo:paragraph-rsid="013917a8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5" style:family="text">
      <style:text-properties style:font-name="Liberation Sans" fo:font-size="12pt" fo:font-weight="normal" officeooo:rsid="0168ea33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officeooo:rsid="004a406b"/>
    </style:style>
    <style:style style:name="T7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8" style:family="text">
      <style:text-properties fo:font-size="12pt" fo:font-weight="normal" officeooo:rsid="01644cbc" style:font-name-asian="Microsoft YaHei" style:font-size-asian="12pt" style:font-weight-asian="normal" style:font-name-complex="Arial1" style:font-size-complex="12pt" style:font-weight-complex="normal"/>
    </style:style>
    <style:style style:name="T9" style:family="text">
      <style:text-properties officeooo:rsid="0153d342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159869d"/>
    </style:style>
    <style:style style:name="T12" style:family="text">
      <style:text-properties officeooo:rsid="016d28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7">CIFP C<text:span text:style-name="T2">ésar Manrique.</text:span></text:p>
      <text:p text:style-name="P24"><text:bookmark-start text:name="Materia"/>Programación 1º de Desarrollo de Aplicaciones Web<text:bookmark-end text:name="Materia"/></text:p>
      <text:p text:style-name="P25">Profesor: José David Díaz Díaz</text:p>
      <text:p text:style-name="P13"/>
      <text:p text:style-name="P13"/>
      <text:p text:style-name="P13"/>
      <text:p text:style-name="P13"/>
      <text:p text:style-name="P16"/>
      <text:p text:style-name="P14"/>
      <text:p text:style-name="P21"><text:bookmark-start text:name="Nombre"/>Actividade<text:span text:style-name="T1">s de la Unidad </text:span><text:span text:style-name="T12">9</text:span><text:span text:style-name="T1">: </text:span><text:span text:style-name="T12">Ficheros de texto</text:span><text:bookmark-end text:name="Nombre"/></text:p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22"><text:bookmark-start text:name="autor"/>Juan Carlos Francisco Mesa<text:bookmark-end text:name="autor"/></text:p>
      <text:p text:style-name="P17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/>
      <text:p text:style-name="P28"/>
      <text:p text:style-name="P28"/>
      <text:p text:style-name="P18"/>
      <text:p text:style-name="P18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8"/>
      <text:p text:style-name="P1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9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6">Índice</text:p>
          </text:index-title>
          <text:p text:style-name="P43"><text:a xlink:type="simple" xlink:href="#__RefHeading___Toc1569_4226003634" text:style-name="Index_20_Link" text:visited-style-name="Index_20_Link"><text:span text:style-name="T3">Actividades<text:tab/>1</text:span></text:a></text:p>
          <text:p text:style-name="P43"><text:a xlink:type="simple" xlink:href="#__RefHeading___Toc826_1708389964" text:style-name="Index_20_Link" text:visited-style-name="Index_20_Link"><text:span text:style-name="T3">Desarrollo<text:tab/>2</text:span></text:a></text:p>
          <text:p text:style-name="P44"><text:a xlink:type="simple" xlink:href="#__RefHeading___Toc828_1708389964" text:style-name="Index_20_Link" text:visited-style-name="Index_20_Link"><text:span text:style-name="T3">Actividades de comprobación.<text:tab/>2</text:span></text:a></text:p>
          <text:p text:style-name="P45"><text:a xlink:type="simple" xlink:href="#__RefHeading___Toc417_2476181640" text:style-name="Index_20_Link" text:visited-style-name="Index_20_Link">8.1. Sobre una subclase es correcto afirmar que:<text:tab/>2</text:a></text:p>
          <text:p text:style-name="P45"><text:a xlink:type="simple" xlink:href="#__RefHeading___Toc419_2476181640" text:style-name="Index_20_Link" text:visited-style-name="Index_20_Link">8.2. En relación con las clases abstractas es correcto señalar que:<text:tab/>2</text:a></text:p>
          <text:p text:style-name="P45"><text:a xlink:type="simple" xlink:href="#__RefHeading___Toc421_2476181640" text:style-name="Index_20_Link" text:visited-style-name="Index_20_Link">8.3. ¿En qué consiste la sustitución u overriding?<text:tab/>2</text:a></text:p>
          <text:p text:style-name="P45"><text:a xlink:type="simple" xlink:href="#__RefHeading___Toc423_2476181640" text:style-name="Index_20_Link" text:visited-style-name="Index_20_Link">8.4. Sobre la clase Object es cierto indicar que:<text:tab/>3</text:a></text:p>
          <text:p text:style-name="P45"><text:a xlink:type="simple" xlink:href="#__RefHeading___Toc425_2476181640" text:style-name="Index_20_Link" text:visited-style-name="Index_20_Link">8.5. ¿Cuál de las siguientes afirmaciones sobre el método equals() es correcta?<text:tab/>3</text:a></text:p>
          <text:p text:style-name="P45"><text:a xlink:type="simple" xlink:href="#__RefHeading___Toc427_2476181640" text:style-name="Index_20_Link" text:visited-style-name="Index_20_Link">8.6. ¿Cuál de las siguientes afirmaciones sobre el método toString() es correcta?<text:tab/>3</text:a></text:p>
          <text:p text:style-name="P45"><text:a xlink:type="simple" xlink:href="#__RefHeading___Toc429_2476181640" text:style-name="Index_20_Link" text:visited-style-name="Index_20_Link">8.7. ¿Cuál de las siguientes afirmaciones sobre el método getClass() es correcta?<text:tab/>4</text:a></text:p>
          <text:p text:style-name="P45"><text:a xlink:type="simple" xlink:href="#__RefHeading___Toc431_2476181640" text:style-name="Index_20_Link" text:visited-style-name="Index_20_Link">8.8. Una clase puede heredar:<text:tab/>4</text:a></text:p>
          <text:p text:style-name="P45"><text:a xlink:type="simple" xlink:href="#__RefHeading___Toc433_2476181640" text:style-name="Index_20_Link" text:visited-style-name="Index_20_Link">8.9. La selección dinámica de métodos:<text:tab/>4</text:a></text:p>
          <text:p text:style-name="P45"><text:a xlink:type="simple" xlink:href="#__RefHeading___Toc435_2476181640" text:style-name="Index_20_Link" text:visited-style-name="Index_20_Link">8.10. ¿Cuál de las siguientes afirmaciones sobre el método super() es correcta?<text:tab/>5</text:a></text:p>
          <text:p text:style-name="P44"><text:a xlink:type="simple" xlink:href="#__RefHeading___Toc852_1708389964" text:style-name="Index_20_Link" text:visited-style-name="Index_20_Link"><text:span text:style-name="T3">Actividades de Aplicación.<text:tab/>6</text:span></text:a></text:p>
          <text:p text:style-name="P45"><text:a xlink:type="simple" xlink:href="#__RefHeading___Toc932_3403383233" text:style-name="Index_20_Link" text:visited-style-name="Index_20_Link">8.11. Crea la clase Campana que hereda de Instrumento (definida en la Actividad resuelta 8.4).<text:tab/>6</text:a></text:p>
          <text:p text:style-name="P45"><text:a xlink:type="simple" xlink:href="#__RefHeading___Toc934_3403383233" text:style-name="Index_20_Link" text:visited-style-name="Index_20_Link">8.12. Las empresas de transporte, para evitar daños en los paquetes, embalan todas sus mercancías en cajas con el tamaño adecuado.<text:tab/>7</text:a></text:p>
          <text:p text:style-name="P45"><text:a xlink:type="simple" xlink:href="#__RefHeading___Toc936_3403383233" text:style-name="Index_20_Link" text:visited-style-name="Index_20_Link">8.14. Reimplementa la clase Lista de la Actividad resuelta 7.11, sustituyendo el método mostrar () por el método toString ().<text:tab/>9</text:a></text:p>
          <text:p text:style-name="P45"><text:a xlink:type="simple" xlink:href="#__RefHeading___Toc938_3403383233" text:style-name="Index_20_Link" text:visited-style-name="Index_20_Link">8.15. Escribe en la clase Lista un método equals() para compararlas. Dos listas se considerarán iguales si tienen los mismos elementos (incluidas las repeticiones) en el mismo orden.<text:tab/>11</text:a></text:p>
          <text:p text:style-name="P45"><text:soft-page-break/><text:a xlink:type="simple" xlink:href="#__RefHeading___Toc940_3403383233" text:style-name="Index_20_Link" text:visited-style-name="Index_20_Link">8.16. Diseña la clase Pila heredando de Lista (ver Actividad resuelta 7.13).<text:tab/>13</text:a></text:p>
          <text:p text:style-name="P45"><text:a xlink:type="simple" xlink:href="#__RefHeading___Toc942_3403383233" text:style-name="Index_20_Link" text:visited-style-name="Index_20_Link">8.17. Escribe la clase Cola heredando de Lista (ver Actividad final 7.18).<text:tab/>15</text:a></text:p>
        </text:index-body>
      </text:table-of-content>
      <text:p text:style-name="P20"/>
      <text:p text:style-name="P14"/>
      <text:p text:style-name="P14"/>
      <text:p text:style-name="P14"/>
      <text:p text:style-name="P14"/>
      <text:h text:style-name="P48" text:outline-level="1"><text:bookmark-start text:name="__RefHeading___Toc1569_4226003634"/>Actividades<text:bookmark-end text:name="__RefHeading___Toc1569_4226003634"/></text:h>
      <text:p text:style-name="P26"/>
      <text:p text:style-name="P27"/>
      <text:p text:style-name="P8"><text:a xlink:type="simple" xlink:href="#Índice" text:style-name="Internet_20_link" text:visited-style-name="Visited_20_Internet_20_Link"><text:span text:style-name="T6">Volver al índice</text:span></text:a></text:p>
      <text:p text:style-name="P9"/>
      <text:p text:style-name="P9"/>
      <text:h text:style-name="P49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3" text:outline-level="2"><text:bookmark-start text:name="__RefHeading___Toc828_1708389964"/>Actividades de comprobación.<text:bookmark-end text:name="__RefHeading___Toc828_1708389964"/></text:h>
      <text:h text:style-name="Heading_20_3" text:outline-level="3" text:is-list-header="true"/>
      <text:p text:style-name="P33"/>
      <text:p text:style-name="P38"/>
      <text:p text:style-name="P5"><text:bookmark-start text:name="__DdeLink__772_31121568331111121113"/><text:bookmark-start text:name="__DdeLink__1258_7617178693"/><text:bookmark-start text:name="__DdeLink__766_31121568332111121113"/><text:bookmark-start text:name="__DdeLink__762_31121568332111121113"/><text:bookmark-start text:name="__DdeLink__1272_7393403983"/><text:bookmark-start text:name="__DdeLink__897_311215683311113"/><text:a xlink:type="simple" xlink:href="#Índice" text:style-name="Internet_20_link" text:visited-style-name="Visited_20_Internet_20_Link"><text:span text:style-name="T4">Volver al índice</text:span></text:a><text:bookmark-end text:name="__DdeLink__772_31121568331111121113"/><text:bookmark-end text:name="__DdeLink__1258_7617178693"/><text:bookmark-end text:name="__DdeLink__766_31121568332111121113"/><text:bookmark-end text:name="__DdeLink__762_31121568332111121113"/><text:bookmark-end text:name="__DdeLink__1272_7393403983"/><text:bookmark-end text:name="__DdeLink__897_311215683311113"/></text:p>
      <text:p text:style-name="Text_20_body"/>
      <text:p text:style-name="P32"><text:a xlink:type="simple" xlink:href="#Índice" text:style-name="Internet_20_link" text:visited-style-name="Visited_20_Internet_20_Link"><text:span text:style-name="T4"/></text:a></text:p>
      <text:h text:style-name="P23" text:outline-level="2"/>
      <text:h text:style-name="P31" text:outline-level="2"><text:bookmark-start text:name="__RefHeading___Toc852_1708389964"/><text:bookmark text:name="__DdeLink__762_3112156833211111"/><text:bookmark text:name="__DdeLink__766_3112156833211111"/><text:bookmark text:name="__DdeLink__772_3112156833111111"/>Actividades de Aplicación.<text:bookmark-end text:name="__RefHeading___Toc852_1708389964"/></text:h>
      <text:p text:style-name="P41"/>
      <text:p text:style-name="P41"/>
      <text:p text:style-name="P41"/>
      <text:p text:style-name="P41"/>
      <text:p text:style-name="P7"><text:bookmark-start text:name="__DdeLink__772_31121568331111121111569"/><text:bookmark-start text:name="__DdeLink__1258_761717869669"/><text:bookmark-start text:name="__DdeLink__766_31121568332111121111569"/><text:bookmark-start text:name="__DdeLink__762_31121568332111121111569"/><text:bookmark-start text:name="__DdeLink__897_311215683311111569"/><text:a xlink:type="simple" xlink:href="#Índice" text:style-name="Internet_20_link" text:visited-style-name="Visited_20_Internet_20_Link"><text:span text:style-name="T4">Volver al índice</text:span></text:a><text:bookmark-end text:name="__DdeLink__772_31121568331111121111569"/><text:bookmark-end text:name="__DdeLink__1258_761717869669"/><text:bookmark-end text:name="__DdeLink__766_31121568332111121111569"/><text:bookmark-end text:name="__DdeLink__762_31121568332111121111569"/><text:bookmark-end text:name="__DdeLink__897_311215683311111569"/></text:p>
      <text:p text:style-name="P29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justify" style:justify-single-word="false" style:page-number="auto" text:number-lines="false" text:line-number="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9: Ficheros de texto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3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2-19T08:27:16.588720390</dc:date>
    <meta:editing-duration>P2DT20H5M20S</meta:editing-duration>
    <meta:editing-cycles>89</meta:editing-cycles>
    <meta:generator>LibreOffice/7.3.7.2$Linux_X86_64 LibreOffice_project/30$Build-2</meta:generator>
    <dc:title>informe curso</dc:title>
    <meta:document-statistic meta:table-count="0" meta:image-count="1" meta:object-count="0" meta:page-count="7" meta:paragraph-count="38" meta:word-count="323" meta:character-count="2022" meta:non-whitespace-character-count="1735"/>
  </office:meta>
</office:document-meta>
</file>